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3.074cm" svg:y="13.465cm">
            <draw:object draw:notify-on-update-of-ranges="Feuille1.A4:Feuille1.A8 Feuille1.C3:Feuille1.C3 Feuille1.C4:Feuille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978cm" svg:y="3.889cm">
            <draw:object draw:notify-on-update-of-ranges="Feuille1.A4:Feuille1.A8 Feuille1.C3:Feuille1.C3 Feuille1.C4:Feuille1.C8 Feuille1.D3:Feuille1.D3 Feuille1.D4:Feuille1.D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quential</text:p>
          </table:table-cell>
          <table:table-cell office:value-type="float" office:value="46.727" calcext:value-type="float">
            <text:p>46.727</text:p>
          </table:table-cell>
          <table:table-cell/>
          <table:table-cell office:value-type="string" calcext:value-type="string">
            <text:p>N=4*10⁷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lle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<text:span text:style-name="T1">size</text:span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bsolute Speedup</text:p>
          </table:table-cell>
          <table:table-cell office:value-type="string" calcext:value-type="string">
            <text:p>Relative Speedup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248" calcext:value-type="float">
            <text:p>69.248</text:p>
          </table:table-cell>
          <table:table-cell table:formula="of:=[.B1]/[.B4]" office:value-type="float" office:value="0.67477761090573" calcext:value-type="float">
            <text:p>0.674777610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.738" calcext:value-type="float">
            <text:p>63.738</text:p>
          </table:table-cell>
          <table:table-cell table:formula="of:=[.B1]/[.B5]" office:value-type="float" office:value="0.733110546298911" calcext:value-type="float">
            <text:p>0.7331105463</text:p>
          </table:table-cell>
          <table:table-cell table:formula="of:=[.B4]/[.B5]" office:value-type="float" office:value="1.08644764504691" calcext:value-type="float">
            <text:p>1.08644764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.133" calcext:value-type="float">
            <text:p>157.133</text:p>
          </table:table-cell>
          <table:table-cell table:formula="of:=[.B1]/[.B6]" office:value-type="float" office:value="0.297372289716355" calcext:value-type="float">
            <text:p>0.2973722897</text:p>
          </table:table-cell>
          <table:table-cell table:formula="of:=[.B4]/[.B6]" office:value-type="float" office:value="0.440696734613353" calcext:value-type="float">
            <text:p>0.440696734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.738" calcext:value-type="float">
            <text:p>163.738</text:p>
          </table:table-cell>
          <table:table-cell table:formula="of:=[.B1]/[.B7]" office:value-type="float" office:value="0.285376638287997" calcext:value-type="float">
            <text:p>0.2853766383</text:p>
          </table:table-cell>
          <table:table-cell table:formula="of:=[.B4]/[.B7]" office:value-type="float" office:value="0.422919542195459" calcext:value-type="float">
            <text:p>0.422919542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8.169" calcext:value-type="float">
            <text:p>278.169</text:p>
          </table:table-cell>
          <table:table-cell table:formula="of:=[.B1]/[.B8]" office:value-type="float" office:value="0.167980616100284" calcext:value-type="float">
            <text:p>0.1679806161</text:p>
          </table:table-cell>
          <table:table-cell table:formula="of:=[.B4]/[.B8]" office:value-type="float" office:value="0.248942189819858" calcext:value-type="float">
            <text:p>0.24894218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.00.0000</text:date>, <text:time style:data-style-name="N2" text:time-value="15:40:23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21:06:39.222000000</meta:creation-date>
    <dc:date>2014-12-30T15:37:58.932000000</dc:date>
    <meta:editing-duration>PT3H54M53S</meta:editing-duration>
    <meta:editing-cycles>4</meta:editing-cycles>
    <meta:generator>LibreOffice/4.2.6.3$Windows_x86 LibreOffice_project/3fd416d4c6db7d3204c17ce57a1d70f6e531ee21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4.201cm" style:legend-expansion="high" chart:style-name="ch2"/>
        <chart:plot-area chart:style-name="ch3" table:cell-range-address="Feuille1.A4:Feuille1.A8 Feuille1.C3:Feuille1.C8" chart:data-source-has-labels="both" svg:x="0.77cm" svg:y="0.855cm" svg:width="10.441cm" svg:height="6.984cm">
          <chartooo:coordinate-region svg:x="1.497cm" svg:y="1.054cm" svg:width="9.527cm" svg:height="6.138cm"/>
          <chart:axis chart:dimension="x" chart:name="primary-x" chart:style-name="ch4" chartooo:axis-type="auto">
            <chartooo:date-scale/>
            <chart:title svg:x="5.351cm" svg:y="8.019cm" chart:style-name="ch5">
              <text:p>#Slaves</text:p>
            </chart:title>
            <chart:categories table:cell-range-address="Feuille1.A4:Feuille1.A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euille1.C4:Feuille1.C8" chart:label-cell-address="Feuille1.C3:Feuille1.C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e Speedup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4:Feuille1.A8</svg:desc>
                </draw:g>
              </table:table-cell>
              <table:table-cell office:value-type="float" office:value="0.67477761090573">
                <text:p>0.67477761090573</text:p>
                <draw:g>
                  <svg:desc>Feuille1.C4:Feuille1.C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3110546298911">
                <text:p>0.7331105462989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97372289716355">
                <text:p>0.2973722897163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85376638287997">
                <text:p>0.2853766382879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7980616100284">
                <text:p>0.167980616100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3.952cm" style:legend-expansion="high" chart:style-name="ch2"/>
        <chart:plot-area chart:style-name="ch3" table:cell-range-address="Feuille1.A4:Feuille1.A8 Feuille1.C3:Feuille1.D8" chart:data-source-has-labels="both" svg:x="1.331cm" svg:y="0.855cm" svg:width="9.88cm" svg:height="6.984cm">
          <chartooo:coordinate-region svg:x="2.058cm" svg:y="1.055cm" svg:width="8.966cm" svg:height="6.137cm"/>
          <chart:axis chart:dimension="x" chart:name="primary-x" chart:style-name="ch4" chartooo:axis-type="auto">
            <chartooo:date-scale/>
            <chart:title svg:x="5.473cm" svg:y="8.019cm" chart:style-name="ch5">
              <text:p># Workers</text:p>
            </chart:title>
            <chart:categories table:cell-range-address="Feuille1.A4:Feuille1.A8"/>
          </chart:axis>
          <chart:axis chart:dimension="y" chart:name="primary-y" chart:style-name="ch4">
            <chart:title svg:x="0.451cm" svg:y="5.066cm" chart:style-name="ch6">
              <text:p>Speedup</text:p>
            </chart:title>
            <chart:grid chart:style-name="ch7" chart:class="major"/>
          </chart:axis>
          <chart:series chart:style-name="ch8" chart:values-cell-range-address="Feuille1.C4:Feuille1.C8" chart:label-cell-address="Feuille1.C3:Feuille1.C3" chart:class="chart:line">
            <chart:data-point chart:repeated="5"/>
          </chart:series>
          <chart:series chart:style-name="ch9" chart:values-cell-range-address="Feuille1.D4:Feuille1.D8" chart:label-cell-address="Feuille1.D3:Feuille1.D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e Speedup</text:p>
                <draw:g>
                  <svg:desc>Feuille1.C3:Feuille1.C3</svg:desc>
                </draw:g>
              </table:table-cell>
              <table:table-cell office:value-type="string">
                <text:p>Relative Speedup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4:Feuille1.A8</svg:desc>
                </draw:g>
              </table:table-cell>
              <table:table-cell office:value-type="float" office:value="0.67477761090573">
                <text:p>0.67477761090573</text:p>
                <draw:g>
                  <svg:desc>Feuille1.C4:Feuille1.C8</svg:desc>
                </draw:g>
              </table:table-cell>
              <table:table-cell office:value-type="float" office:value="1">
                <text:p>1</text:p>
                <draw:g>
                  <svg:desc>Feuille1.D4:Feuille1.D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3110546298911">
                <text:p>0.733110546298911</text:p>
              </table:table-cell>
              <table:table-cell office:value-type="float" office:value="1.08644764504691">
                <text:p>1.086447645046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97372289716355">
                <text:p>0.297372289716355</text:p>
              </table:table-cell>
              <table:table-cell office:value-type="float" office:value="0.440696734613353">
                <text:p>0.4406967346133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85376638287997">
                <text:p>0.285376638287997</text:p>
              </table:table-cell>
              <table:table-cell office:value-type="float" office:value="0.422919542195459">
                <text:p>0.4229195421954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67980616100284">
                <text:p>0.167980616100284</text:p>
              </table:table-cell>
              <table:table-cell office:value-type="float" office:value="0.248942189819858">
                <text:p>0.248942189819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